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6.652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519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5.463cm"/>
    </style:style>
    <style:style style:name="co7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661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73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0"/>
    <style:style style:name="ce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style:font-name="Arial2" fo:font-size="8pt" style:font-name-asian="Arial2" style:font-size-asian="8pt" style:font-name-complex="Arial2" style:font-size-complex="8pt"/>
    </style:style>
    <style:style style:name="ce1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style:font-name="Arial2" fo:font-size="8pt" style:font-name-asian="Arial2" style:font-size-asian="8pt" style:font-name-complex="Arial2" style:font-size-complex="8pt"/>
    </style:style>
    <style:style style:name="ce11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2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41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2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" style:family="table-cell" style:parent-style-name="Default" style:data-style-name="N0"/>
    <style:style style:name="ce99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7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0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8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.353cm"/>
      <style:text-properties style:font-name="Arial2" fo:font-size="10pt" style:font-name-asian="Arial2" style:font-size-asian="10pt" style:font-name-complex="Arial2" style:font-size-complex="10pt"/>
    </style:style>
    <style:style style:name="ce3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40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2" style:family="table-cell" style:parent-style-name="Default" style:data-style-name="N119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7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60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4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112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8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36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3" style:font-size-asian="10pt" style:font-name-complex="Arial3" style:font-size-complex="10pt"/>
    </style:style>
    <style:style style:name="ce6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116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2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03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05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6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2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09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0" style:family="table-cell" style:parent-style-name="Comma" style:data-style-name="N3">
      <style:table-cell-properties fo:border-bottom="none" fo:background-color="#ffffff" fo:border-left="0.06pt solid #000000" fo:border-right="0.06pt solid #000000" fo:border-top="none" style:vertical-align="automatic"/>
    </style:style>
    <style:style style:name="ce111" style:family="table-cell" style:parent-style-name="Comma" style:data-style-name="N3">
      <style:table-cell-properties fo:border-bottom="0.06pt solid #000000" fo:background-color="#ffffff" fo:border-left="0.06pt solid #000000" fo:border-right="0.06pt solid #000000" fo:border-top="none" style:vertical-align="automatic"/>
    </style:style>
    <style:style style:name="ce7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14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15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5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3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04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33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34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1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122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23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9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3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69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1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2" style:family="table-cell" style:parent-style-name="Default" style:data-style-name="N115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132" style:family="table-cell" style:parent-style-name="Default" style:data-style-name="N3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35" style:family="table-cell" style:parent-style-name="Comma" style:data-style-name="N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36" style:family="table-cell" style:parent-style-name="Default" style:data-style-name="N3">
      <style:table-cell-properties fo:border-bottom="0.06pt solid #000000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6" style:family="table-cell" style:parent-style-name="Excel_20_Built-in_20_Comma" style:data-style-name="N1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8" style:family="table-cell" style:parent-style-name="Excel_20_Built-in_20_Comma" style:data-style-name="N3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0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1" style:family="table-cell" style:parent-style-name="Excel_20_Built-in_20_Comma" style:data-style-name="N3">
      <style:table-cell-properties fo:border-bottom="0.06pt solid #000000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2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5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67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8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6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7" style:family="table-cell" style:parent-style-name="Default" style:data-style-name="N0">
      <style:table-cell-properties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Default" style:data-style-name="N0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1" table:default-cell-style-name="ce1"/>
        <table:table-column table:style-name="co8" table:default-cell-style-name="ce1"/>
        <table:table-column table:style-name="co9" table:number-columns-repeated="3" table:default-cell-style-name="ce1"/>
        <table:table-row table:style-name="ro1">
          <table:table-cell table:style-name="ce2" office:value-type="string" calcext:value-type="string">
            <text:p>Cliente:</text:p>
          </table:table-cell>
          <table:table-cell table:style-name="ce99" office:value-type="string" calcext:value-type="string" table:number-columns-spanned="7" table:number-rows-spanned="1">
            <text:p>VISACOM S.A.</text:p>
          </table:table-cell>
          <table:covered-table-cell table:number-columns-repeated="4" table:style-name="ce112"/>
          <table:covered-table-cell table:style-name="ce133"/>
          <table:covered-table-cell table:style-name="ce139"/>
          <table:table-cell table:style-name="ce7" office:value-type="string" calcext:value-type="string">
            <text:p>P/T:</text:p>
          </table:table-cell>
          <table:table-cell table:style-name="ce69" office:value-type="float" office:value="6301" calcext:value-type="float" table:number-columns-spanned="2" table:number-rows-spanned="1">
            <text:p>6301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Sección:</text:p>
          </table:table-cell>
          <table:table-cell table:style-name="ce99" office:value-type="string" calcext:value-type="string" table:number-columns-spanned="7" table:number-rows-spanned="1">
            <text:p>Fase 2 – Ejecució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Preparado por:</text:p>
          </table:table-cell>
          <table:table-cell table:style-name="ce70" office:value-type="string" calcext:value-type="string" table:number-columns-spanned="2" table:number-rows-spanned="1">
            <text:p>César León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Área:</text:p>
          </table:table-cell>
          <table:table-cell table:style-name="ce99" office:value-type="string" calcext:value-type="string" table:number-columns-spanned="7" table:number-rows-spanned="1">
            <text:p>Retenciones, IVA e Impuestos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1" office:value-type="date" office:date-value="2022-01-15" calcext:value-type="date" table:number-columns-spanned="2" table:number-rows-spanned="1">
            <text:p>15/01/2022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Prueba:</text:p>
          </table:table-cell>
          <table:table-cell table:style-name="ce99" office:value-type="string" calcext:value-type="string" table:number-columns-spanned="7" table:number-rows-spanned="1">
            <text:p>Cedula resume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Revisado por:</text:p>
          </table:table-cell>
          <table:table-cell table:style-name="ce70" office:value-type="string" calcext:value-type="string" table:number-columns-spanned="2" table:number-rows-spanned="1">
            <text:p>Carlos Almeida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Con corte al:</text:p>
          </table:table-cell>
          <table:table-cell table:style-name="ce99" office:value-type="string" calcext:value-type="string" table:number-columns-spanned="7" table:number-rows-spanned="1">
            <text:p>Al 31 de Diciembre del 2021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2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87" table:number-columns-spanned="11" table:number-rows-spanned="1"/>
          <table:covered-table-cell table:number-columns-repeated="7" table:style-name="ce22"/>
          <table:covered-table-cell table:style-name="ce143"/>
          <table:covered-table-cell table:number-columns-repeated="2" table:style-name="ce22"/>
          <table:table-cell table:number-columns-repeated="1013"/>
        </table:table-row>
        <table:table-row table:style-name="ro3"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74" office:value-type="string" calcext:value-type="string" table:number-columns-spanned="1" table:number-rows-spanned="2">
            <text:p>Referencia</text:p>
          </table:table-cell>
          <table:table-cell table:style-name="ce12" office:value-type="string" calcext:value-type="string">
            <text:p>Saldos contables al</text:p>
          </table:table-cell>
          <table:table-cell table:style-name="ce75" office:value-type="string" calcext:value-type="string" table:number-columns-spanned="2" table:number-rows-spanned="1">
            <text:p>Movimientos</text:p>
          </table:table-cell>
          <table:covered-table-cell table:style-name="ce6"/>
          <table:table-cell table:style-name="ce13" office:value-type="string" calcext:value-type="string">
            <text:p>Saldos auditados al</text:p>
          </table:table-cell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12" office:value-type="string" calcext:value-type="string">
            <text:p>Saldos auditados al</text:p>
          </table:table-cell>
          <table:table-cell table:style-name="ce76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8" table:number-columns-repeated="50"/>
          <table:table-cell table:style-name="ce14" table:number-columns-repeated="963"/>
        </table:table-row>
        <table:table-row table:style-name="ro2">
          <table:covered-table-cell table:number-columns-repeated="3" table:style-name="ce6"/>
          <table:table-cell table:style-name="ce15" office:value-type="date" office:date-value="2021-08-31" calcext:value-type="date">
            <text:p>31-ago-21</text:p>
          </table:table-cell>
          <table:table-cell table:style-name="ce15" office:value-type="string" calcext:value-type="string">
            <text:p>Débitos</text:p>
          </table:table-cell>
          <table:table-cell table:style-name="ce15" office:value-type="string" calcext:value-type="string">
            <text:p>Créditos</text:p>
          </table:table-cell>
          <table:table-cell table:style-name="ce15" office:value-type="date" office:date-value="2021-12-31" calcext:value-type="date">
            <text:p>31-dic-21</text:p>
          </table:table-cell>
          <table:covered-table-cell table:number-columns-repeated="2" table:style-name="ce6"/>
          <table:table-cell table:style-name="ce15" office:value-type="date" office:date-value="2020-12-31" calcext:value-type="date">
            <text:p>31-dic-20</text:p>
          </table:table-cell>
          <table:covered-table-cell table:style-name="ce6"/>
          <table:table-cell table:style-name="ce8" table:number-columns-repeated="50"/>
          <table:table-cell table:style-name="ce14" table:number-columns-repeated="963"/>
        </table:table-row>
        <table:table-row table:style-name="ro2">
          <table:table-cell table:style-name="ce9"/>
          <table:table-cell table:style-name="ce30"/>
          <table:table-cell table:style-name="ce18"/>
          <table:table-cell table:style-name="ce102"/>
          <table:table-cell table:style-name="ce114"/>
          <table:table-cell table:style-name="ce102"/>
          <table:table-cell table:style-name="ce121"/>
          <table:table-cell table:style-name="ce9"/>
          <table:table-cell table:style-name="ce19"/>
          <table:table-cell table:style-name="ce132"/>
          <table:table-cell table:style-name="ce138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80" office:value-type="string" office:string-value="Prestamos del I.E.S.S" calcext:value-type="string">
            <text:p><text:s/>Prestamos del I.E.S.S </text:p>
          </table:table-cell>
          <table:table-cell table:style-name="ce26"/>
          <table:table-cell table:style-name="ce103"/>
          <table:table-cell table:style-name="ce115"/>
          <table:table-cell table:style-name="ce104"/>
          <table:table-cell table:style-name="ce122"/>
          <table:table-cell table:style-name="ce10"/>
          <table:table-cell table:style-name="ce80" office:value-type="string" office:string-value="Prestamos del I.E.S.S" calcext:value-type="string">
            <text:p><text:s/>Prestamos del I.E.S.S </text:p>
          </table:table-cell>
          <table:table-cell table:style-name="ce135"/>
          <table:table-cell table:style-name="ce14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2.1.7.1.2" calcext:value-type="string">
            <text:p><text:s/>2.1.7.1.2 </text:p>
          </table:table-cell>
          <table:table-cell table:style-name="ce81" office:value-type="string" office:string-value="Prestamos Quirografarios" calcext:value-type="string">
            <text:p><text:s/>Prestamos Quirografarios </text:p>
          </table:table-cell>
          <table:table-cell table:style-name="ce26"/>
          <table:table-cell table:style-name="ce103" office:value-type="float" office:value="0" calcext:value-type="float">
            <text:p>0</text:p>
          </table:table-cell>
          <table:table-cell table:style-name="ce115"/>
          <table:table-cell table:style-name="ce104"/>
          <table:table-cell table:style-name="ce122" table:formula="of:=[.D11]+[.E11]-[.F11]" office:value-type="float" office:value="0" calcext:value-type="float">
            <text:p>0</text:p>
          </table:table-cell>
          <table:table-cell table:style-name="ce10" office:value-type="string" office:string-value="2.1.7.1.2" calcext:value-type="string">
            <text:p><text:s/>2.1.7.1.2 </text:p>
          </table:table-cell>
          <table:table-cell table:style-name="ce81" office:value-type="string" office:string-value="Prestamos Quirografarios" calcext:value-type="string">
            <text:p><text:s/>Prestamos Quirografarios </text:p>
          </table:table-cell>
          <table:table-cell table:style-name="ce135" office:value-type="float" office:value="0" calcext:value-type="float">
            <text:p>0</text:p>
          </table:table-cell>
          <table:table-cell table:style-name="ce140" table:formula="of:=+[.G11]-[.J11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2.1.7.1.3" calcext:value-type="string">
            <text:p><text:s/>2.1.7.1.3 </text:p>
          </table:table-cell>
          <table:table-cell table:style-name="ce81" office:value-type="string" office:string-value="Prestamos Hipotecarios" calcext:value-type="string">
            <text:p><text:s/>Prestamos Hipotecarios </text:p>
          </table:table-cell>
          <table:table-cell table:style-name="ce26"/>
          <table:table-cell table:style-name="ce103" office:value-type="float" office:value="0" calcext:value-type="float">
            <text:p>0</text:p>
          </table:table-cell>
          <table:table-cell table:style-name="ce115"/>
          <table:table-cell table:style-name="ce104"/>
          <table:table-cell table:style-name="ce122" table:formula="of:=[.D12]+[.E12]-[.F12]" office:value-type="float" office:value="0" calcext:value-type="float">
            <text:p>0</text:p>
          </table:table-cell>
          <table:table-cell table:style-name="ce10" office:value-type="string" office:string-value="2.1.7.1.3" calcext:value-type="string">
            <text:p><text:s/>2.1.7.1.3 </text:p>
          </table:table-cell>
          <table:table-cell table:style-name="ce81" office:value-type="string" office:string-value="Prestamos Hipotecarios" calcext:value-type="string">
            <text:p><text:s/>Prestamos Hipotecarios </text:p>
          </table:table-cell>
          <table:table-cell table:style-name="ce135" office:value-type="float" office:value="0" calcext:value-type="float">
            <text:p>0</text:p>
          </table:table-cell>
          <table:table-cell table:style-name="ce140" table:formula="of:=+[.G12]-[.J12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31"/>
          <table:table-cell table:style-name="ce26"/>
          <table:table-cell table:style-name="ce103" office:value-type="float" office:value="0" calcext:value-type="float">
            <text:p>0</text:p>
          </table:table-cell>
          <table:table-cell table:style-name="ce115"/>
          <table:table-cell table:style-name="ce104"/>
          <table:table-cell table:style-name="ce122" table:formula="of:=[.D13]+[.E13]-[.F13]" office:value-type="float" office:value="0" calcext:value-type="float">
            <text:p>0</text:p>
          </table:table-cell>
          <table:table-cell table:style-name="ce10"/>
          <table:table-cell table:style-name="ce31"/>
          <table:table-cell table:style-name="ce135"/>
          <table:table-cell table:style-name="ce14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80" office:value-type="string" office:string-value="Retenciones en la Fuente" calcext:value-type="string">
            <text:p><text:s/>Retenciones en la Fuente </text:p>
          </table:table-cell>
          <table:table-cell table:style-name="ce26"/>
          <table:table-cell table:style-name="ce103" office:value-type="float" office:value="0" calcext:value-type="float">
            <text:p>0</text:p>
          </table:table-cell>
          <table:table-cell table:style-name="ce115"/>
          <table:table-cell table:style-name="ce104"/>
          <table:table-cell table:style-name="ce122" table:formula="of:=[.D14]+[.E14]-[.F14]" office:value-type="float" office:value="0" calcext:value-type="float">
            <text:p>0</text:p>
          </table:table-cell>
          <table:table-cell table:style-name="ce10"/>
          <table:table-cell table:style-name="ce80" office:value-type="string" office:string-value="Retenciones en la Fuente" calcext:value-type="string">
            <text:p><text:s/>Retenciones en la Fuente </text:p>
          </table:table-cell>
          <table:table-cell table:style-name="ce135"/>
          <table:table-cell table:style-name="ce14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2.1.7.2.1" calcext:value-type="string">
            <text:p><text:s/>2.1.7.2.1 </text:p>
          </table:table-cell>
          <table:table-cell table:style-name="ce81" office:value-type="string" office:string-value="1% Bienes Muebles de Naturaleza Corporal" calcext:value-type="string">
            <text:p><text:s/>1% Bienes Muebles de Naturaleza Corporal </text:p>
          </table:table-cell>
          <table:table-cell table:style-name="ce26"/>
          <table:table-cell table:style-name="ce103" office:value-type="float" office:value="0" calcext:value-type="float">
            <text:p>0</text:p>
          </table:table-cell>
          <table:table-cell table:style-name="ce115"/>
          <table:table-cell table:style-name="ce104"/>
          <table:table-cell table:style-name="ce122" table:formula="of:=[.D15]+[.E15]-[.F15]" office:value-type="float" office:value="0" calcext:value-type="float">
            <text:p>0</text:p>
          </table:table-cell>
          <table:table-cell table:style-name="ce10" office:value-type="string" office:string-value="2.1.7.2.1" calcext:value-type="string">
            <text:p><text:s/>2.1.7.2.1 </text:p>
          </table:table-cell>
          <table:table-cell table:style-name="ce81" office:value-type="string" office:string-value="1% Bienes Muebles de Naturaleza Corporal" calcext:value-type="string">
            <text:p><text:s/>1% Bienes Muebles de Naturaleza Corporal </text:p>
          </table:table-cell>
          <table:table-cell table:style-name="ce135" office:value-type="float" office:value="61" calcext:value-type="float">
            <text:p>61</text:p>
          </table:table-cell>
          <table:table-cell table:style-name="ce140" table:formula="of:=+[.G15]-[.J15]" office:value-type="float" office:value="-61" calcext:value-type="float">
            <text:p>-61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2.1.7.2.2" calcext:value-type="string">
            <text:p><text:s/>2.1.7.2.2 </text:p>
          </table:table-cell>
          <table:table-cell table:style-name="ce81" office:value-type="string" office:string-value="2% Servicios" calcext:value-type="string">
            <text:p><text:s/>2% Servicios </text:p>
          </table:table-cell>
          <table:table-cell table:style-name="ce26"/>
          <table:table-cell table:style-name="ce103" office:value-type="float" office:value="0" calcext:value-type="float">
            <text:p>0</text:p>
          </table:table-cell>
          <table:table-cell table:style-name="ce115"/>
          <table:table-cell table:style-name="ce104"/>
          <table:table-cell table:style-name="ce122" table:formula="of:=[.D16]+[.E16]-[.F16]" office:value-type="float" office:value="0" calcext:value-type="float">
            <text:p>0</text:p>
          </table:table-cell>
          <table:table-cell table:style-name="ce10" office:value-type="string" office:string-value="2.1.7.2.2" calcext:value-type="string">
            <text:p><text:s/>2.1.7.2.2 </text:p>
          </table:table-cell>
          <table:table-cell table:style-name="ce81" office:value-type="string" office:string-value="2% Servicios" calcext:value-type="string">
            <text:p><text:s/>2% Servicios </text:p>
          </table:table-cell>
          <table:table-cell table:style-name="ce135" office:value-type="float" office:value="0" calcext:value-type="float">
            <text:p>0</text:p>
          </table:table-cell>
          <table:table-cell table:style-name="ce140" table:formula="of:=+[.G16]-[.J16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2.1.7.2.3" calcext:value-type="string">
            <text:p><text:s/>2.1.7.2.3 </text:p>
          </table:table-cell>
          <table:table-cell table:style-name="ce81" office:value-type="string" office:string-value="8% Honorarios, Arrendamientos, Docencia, Deportistas" calcext:value-type="string">
            <text:p><text:s/>8% Honorarios, Arrendamientos, Docencia, Deportistas </text:p>
          </table:table-cell>
          <table:table-cell table:style-name="ce26"/>
          <table:table-cell table:style-name="ce103" office:value-type="float" office:value="0" calcext:value-type="float">
            <text:p>0</text:p>
          </table:table-cell>
          <table:table-cell table:style-name="ce115"/>
          <table:table-cell table:style-name="ce104"/>
          <table:table-cell table:style-name="ce122" table:formula="of:=[.D17]+[.E17]-[.F17]" office:value-type="float" office:value="0" calcext:value-type="float">
            <text:p>0</text:p>
          </table:table-cell>
          <table:table-cell table:style-name="ce10" office:value-type="string" office:string-value="2.1.7.2.3" calcext:value-type="string">
            <text:p><text:s/>2.1.7.2.3 </text:p>
          </table:table-cell>
          <table:table-cell table:style-name="ce81" office:value-type="string" office:string-value="8% Honorarios, Arrendamientos, Docencia, Deportistas" calcext:value-type="string">
            <text:p><text:s/>8% Honorarios, Arrendamientos, Docencia, Deportistas </text:p>
          </table:table-cell>
          <table:table-cell table:style-name="ce135" office:value-type="float" office:value="168" calcext:value-type="float">
            <text:p>168</text:p>
          </table:table-cell>
          <table:table-cell table:style-name="ce140" table:formula="of:=+[.G17]-[.J17]" office:value-type="float" office:value="-168" calcext:value-type="float">
            <text:p>-168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2.1.7.2.5" calcext:value-type="string">
            <text:p><text:s/>2.1.7.2.5 </text:p>
          </table:table-cell>
          <table:table-cell table:style-name="ce81" office:value-type="string" office:string-value="10% Honorarios Profesionales y Dietas" calcext:value-type="string">
            <text:p><text:s/>10% Honorarios Profesionales y Dietas </text:p>
          </table:table-cell>
          <table:table-cell table:style-name="ce26"/>
          <table:table-cell table:style-name="ce103" office:value-type="float" office:value="0" calcext:value-type="float">
            <text:p>0</text:p>
          </table:table-cell>
          <table:table-cell table:style-name="ce115"/>
          <table:table-cell table:style-name="ce104"/>
          <table:table-cell table:style-name="ce122" table:formula="of:=[.D18]+[.E18]-[.F18]" office:value-type="float" office:value="0" calcext:value-type="float">
            <text:p>0</text:p>
          </table:table-cell>
          <table:table-cell table:style-name="ce10" office:value-type="string" office:string-value="2.1.7.2.5" calcext:value-type="string">
            <text:p><text:s/>2.1.7.2.5 </text:p>
          </table:table-cell>
          <table:table-cell table:style-name="ce81" office:value-type="string" office:string-value="10% Honorarios Profesionales y Dietas" calcext:value-type="string">
            <text:p><text:s/>10% Honorarios Profesionales y Dietas </text:p>
          </table:table-cell>
          <table:table-cell table:style-name="ce135" office:value-type="float" office:value="117" calcext:value-type="float">
            <text:p>117</text:p>
          </table:table-cell>
          <table:table-cell table:style-name="ce140" table:formula="of:=+[.G18]-[.J18]" office:value-type="float" office:value="-117" calcext:value-type="float">
            <text:p>-117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2.1.7.2.8" calcext:value-type="string">
            <text:p><text:s/>2.1.7.2.8 </text:p>
          </table:table-cell>
          <table:table-cell table:style-name="ce81" office:value-type="string" office:string-value="Impuesto Rta del personal" calcext:value-type="string">
            <text:p><text:s/>Impuesto Rta del personal </text:p>
          </table:table-cell>
          <table:table-cell table:style-name="ce34"/>
          <table:table-cell table:style-name="ce103" office:value-type="float" office:value="0" calcext:value-type="float">
            <text:p>0</text:p>
          </table:table-cell>
          <table:table-cell table:style-name="ce115"/>
          <table:table-cell table:style-name="ce104"/>
          <table:table-cell table:style-name="ce122" table:formula="of:=[.D19]+[.E19]-[.F19]" office:value-type="float" office:value="0" calcext:value-type="float">
            <text:p>0</text:p>
          </table:table-cell>
          <table:table-cell table:style-name="ce10" office:value-type="string" office:string-value="2.1.7.2.8" calcext:value-type="string">
            <text:p><text:s/>2.1.7.2.8 </text:p>
          </table:table-cell>
          <table:table-cell table:style-name="ce81" office:value-type="string" office:string-value="Impuesto Rta del personal" calcext:value-type="string">
            <text:p><text:s/>Impuesto Rta del personal </text:p>
          </table:table-cell>
          <table:table-cell table:style-name="ce104" office:value-type="float" office:value="0" calcext:value-type="float">
            <text:p>0</text:p>
          </table:table-cell>
          <table:table-cell table:style-name="ce140" table:formula="of:=+[.G19]-[.J19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2.1.7.2.9" calcext:value-type="string">
            <text:p><text:s/>2.1.7.2.9 </text:p>
          </table:table-cell>
          <table:table-cell table:style-name="ce81" office:value-type="string" office:string-value="1.75% Bienes Muebles de Naturaleza Corporal" calcext:value-type="string">
            <text:p><text:s/>1.75% Bienes Muebles de Naturaleza Corporal </text:p>
          </table:table-cell>
          <table:table-cell table:style-name="ce34"/>
          <table:table-cell table:style-name="ce103" office:value-type="float" office:value="0" calcext:value-type="float">
            <text:p>0</text:p>
          </table:table-cell>
          <table:table-cell table:style-name="ce115"/>
          <table:table-cell table:style-name="ce104"/>
          <table:table-cell table:style-name="ce122" table:formula="of:=[.D20]+[.E20]-[.F20]" office:value-type="float" office:value="0" calcext:value-type="float">
            <text:p>0</text:p>
          </table:table-cell>
          <table:table-cell table:style-name="ce10" office:value-type="string" office:string-value="2.1.7.2.9" calcext:value-type="string">
            <text:p><text:s/>2.1.7.2.9 </text:p>
          </table:table-cell>
          <table:table-cell table:style-name="ce81" office:value-type="string" office:string-value="1.75% Bienes Muebles de Naturaleza Corporal" calcext:value-type="string">
            <text:p><text:s/>1.75% Bienes Muebles de Naturaleza Corporal </text:p>
          </table:table-cell>
          <table:table-cell table:style-name="ce104" office:value-type="float" office:value="55" calcext:value-type="float">
            <text:p>55</text:p>
          </table:table-cell>
          <table:table-cell table:style-name="ce140" table:formula="of:=+[.G20]-[.J20]" office:value-type="float" office:value="-55" calcext:value-type="float">
            <text:p>-55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2.1.7.2.10" calcext:value-type="string">
            <text:p><text:s/>2.1.7.2.10 </text:p>
          </table:table-cell>
          <table:table-cell table:style-name="ce81" office:value-type="string" office:string-value="2.75% de servicios" calcext:value-type="string">
            <text:p><text:s/>2.75% de servicios </text:p>
          </table:table-cell>
          <table:table-cell table:style-name="ce34"/>
          <table:table-cell table:style-name="ce103" office:value-type="float" office:value="0" calcext:value-type="float">
            <text:p>0</text:p>
          </table:table-cell>
          <table:table-cell table:style-name="ce115"/>
          <table:table-cell table:style-name="ce104"/>
          <table:table-cell table:style-name="ce122" table:formula="of:=[.D21]+[.E21]-[.F21]" office:value-type="float" office:value="0" calcext:value-type="float">
            <text:p>0</text:p>
          </table:table-cell>
          <table:table-cell table:style-name="ce10" office:value-type="string" office:string-value="2.1.7.2.10" calcext:value-type="string">
            <text:p><text:s/>2.1.7.2.10 </text:p>
          </table:table-cell>
          <table:table-cell table:style-name="ce81" office:value-type="string" office:string-value="2.75% de servicios" calcext:value-type="string">
            <text:p><text:s/>2.75% de servicios </text:p>
          </table:table-cell>
          <table:table-cell table:style-name="ce104" office:value-type="float" office:value="1257" calcext:value-type="float">
            <text:p>1,257</text:p>
          </table:table-cell>
          <table:table-cell table:style-name="ce140" table:formula="of:=+[.G21]-[.J21]" office:value-type="float" office:value="-1257" calcext:value-type="float">
            <text:p>-1,257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80"/>
          <table:table-cell table:style-name="ce34"/>
          <table:table-cell table:style-name="ce103" office:value-type="float" office:value="0" calcext:value-type="float">
            <text:p>0</text:p>
          </table:table-cell>
          <table:table-cell table:style-name="ce115"/>
          <table:table-cell table:style-name="ce104"/>
          <table:table-cell table:style-name="ce122" table:formula="of:=[.D22]+[.E22]-[.F22]" office:value-type="float" office:value="0" calcext:value-type="float">
            <text:p>0</text:p>
          </table:table-cell>
          <table:table-cell table:style-name="ce10"/>
          <table:table-cell table:style-name="ce80"/>
          <table:table-cell table:style-name="ce104"/>
          <table:table-cell table:style-name="ce14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80" office:value-type="string" office:string-value="Retenciones del Impuesto al Valor Agregado" calcext:value-type="string">
            <text:p><text:s/>Retenciones del Impuesto al Valor Agregado </text:p>
          </table:table-cell>
          <table:table-cell table:style-name="ce34"/>
          <table:table-cell table:style-name="ce103" office:value-type="float" office:value="0" calcext:value-type="float">
            <text:p>0</text:p>
          </table:table-cell>
          <table:table-cell table:style-name="ce115"/>
          <table:table-cell table:style-name="ce104"/>
          <table:table-cell table:style-name="ce122" table:formula="of:=[.D23]+[.E23]-[.F23]" office:value-type="float" office:value="0" calcext:value-type="float">
            <text:p>0</text:p>
          </table:table-cell>
          <table:table-cell table:style-name="ce10"/>
          <table:table-cell table:style-name="ce80" office:value-type="string" office:string-value="Retenciones del Impuesto al Valor Agregado" calcext:value-type="string">
            <text:p><text:s/>Retenciones del Impuesto al Valor Agregado </text:p>
          </table:table-cell>
          <table:table-cell table:style-name="ce104"/>
          <table:table-cell table:style-name="ce14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2.1.7.3.1" calcext:value-type="string">
            <text:p><text:s/>2.1.7.3.1 </text:p>
          </table:table-cell>
          <table:table-cell table:style-name="ce81" office:value-type="string" office:string-value="30% Bienes" calcext:value-type="string">
            <text:p><text:s/>30% Bienes </text:p>
          </table:table-cell>
          <table:table-cell table:style-name="ce34"/>
          <table:table-cell table:style-name="ce103" office:value-type="float" office:value="0" calcext:value-type="float">
            <text:p>0</text:p>
          </table:table-cell>
          <table:table-cell table:style-name="ce115"/>
          <table:table-cell table:style-name="ce104"/>
          <table:table-cell table:style-name="ce122" table:formula="of:=[.D24]+[.E24]-[.F24]" office:value-type="float" office:value="0" calcext:value-type="float">
            <text:p>0</text:p>
          </table:table-cell>
          <table:table-cell table:style-name="ce10" office:value-type="string" office:string-value="2.1.7.3.1" calcext:value-type="string">
            <text:p><text:s/>2.1.7.3.1 </text:p>
          </table:table-cell>
          <table:table-cell table:style-name="ce81" office:value-type="string" office:string-value="30% Bienes" calcext:value-type="string">
            <text:p><text:s/>30% Bienes </text:p>
          </table:table-cell>
          <table:table-cell table:style-name="ce104" office:value-type="float" office:value="126" calcext:value-type="float">
            <text:p>126</text:p>
          </table:table-cell>
          <table:table-cell table:style-name="ce140" table:formula="of:=+[.G24]-[.J24]" office:value-type="float" office:value="-126" calcext:value-type="float">
            <text:p>-126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2.1.7.3.2" calcext:value-type="string">
            <text:p><text:s/>2.1.7.3.2 </text:p>
          </table:table-cell>
          <table:table-cell table:style-name="ce81" office:value-type="string" office:string-value="70% Servicios" calcext:value-type="string">
            <text:p><text:s/>70% Servicios </text:p>
          </table:table-cell>
          <table:table-cell table:style-name="ce34"/>
          <table:table-cell table:style-name="ce103" office:value-type="float" office:value="0" calcext:value-type="float">
            <text:p>0</text:p>
          </table:table-cell>
          <table:table-cell table:style-name="ce115"/>
          <table:table-cell table:style-name="ce104"/>
          <table:table-cell table:style-name="ce122" table:formula="of:=[.D25]+[.E25]-[.F25]" office:value-type="float" office:value="0" calcext:value-type="float">
            <text:p>0</text:p>
          </table:table-cell>
          <table:table-cell table:style-name="ce10" office:value-type="string" office:string-value="2.1.7.3.2" calcext:value-type="string">
            <text:p><text:s/>2.1.7.3.2 </text:p>
          </table:table-cell>
          <table:table-cell table:style-name="ce81" office:value-type="string" office:string-value="70% Servicios" calcext:value-type="string">
            <text:p><text:s/>70% Servicios </text:p>
          </table:table-cell>
          <table:table-cell table:style-name="ce104" office:value-type="float" office:value="3889" calcext:value-type="float">
            <text:p>3,889</text:p>
          </table:table-cell>
          <table:table-cell table:style-name="ce140" table:formula="of:=+[.G25]-[.J25]" office:value-type="float" office:value="-3889" calcext:value-type="float">
            <text:p>-3,889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2.1.7.3.3" calcext:value-type="string">
            <text:p><text:s/>2.1.7.3.3 </text:p>
          </table:table-cell>
          <table:table-cell table:style-name="ce81" office:value-type="string" office:string-value="100% Honorarios, Arrendamientos" calcext:value-type="string">
            <text:p><text:s/>100% Honorarios, Arrendamientos </text:p>
          </table:table-cell>
          <table:table-cell table:style-name="ce34"/>
          <table:table-cell table:style-name="ce103" office:value-type="float" office:value="0" calcext:value-type="float">
            <text:p>0</text:p>
          </table:table-cell>
          <table:table-cell table:style-name="ce115"/>
          <table:table-cell table:style-name="ce104"/>
          <table:table-cell table:style-name="ce122" table:formula="of:=[.D26]+[.E26]-[.F26]" office:value-type="float" office:value="0" calcext:value-type="float">
            <text:p>0</text:p>
          </table:table-cell>
          <table:table-cell table:style-name="ce10" office:value-type="string" office:string-value="2.1.7.3.3" calcext:value-type="string">
            <text:p><text:s/>2.1.7.3.3 </text:p>
          </table:table-cell>
          <table:table-cell table:style-name="ce81" office:value-type="string" office:string-value="100% Honorarios, Arrendamientos" calcext:value-type="string">
            <text:p><text:s/>100% Honorarios, Arrendamientos </text:p>
          </table:table-cell>
          <table:table-cell table:style-name="ce104" office:value-type="float" office:value="252" calcext:value-type="float">
            <text:p>252</text:p>
          </table:table-cell>
          <table:table-cell table:style-name="ce140" table:formula="of:=+[.G26]-[.J26]" office:value-type="float" office:value="-252" calcext:value-type="float">
            <text:p>-252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/>
          <table:table-cell table:style-name="ce40"/>
          <table:table-cell table:style-name="ce36"/>
          <table:table-cell table:style-name="ce105" table:number-columns-repeated="3"/>
          <table:table-cell table:style-name="ce123"/>
          <table:table-cell table:style-name="ce11"/>
          <table:table-cell table:style-name="ce40"/>
          <table:table-cell table:style-name="ce136"/>
          <table:table-cell table:style-name="ce141"/>
          <table:table-cell table:style-name="ce8" table:number-columns-repeated="50"/>
          <table:table-cell table:number-columns-repeated="963"/>
        </table:table-row>
        <table:table-row table:style-name="ro4">
          <table:table-cell table:style-name="ce41"/>
          <table:table-cell table:style-name="ce42" office:value-type="string" office:string-value="Total" calcext:value-type="string">
            <text:p><text:s/>Total </text:p>
          </table:table-cell>
          <table:table-cell table:style-name="ce42"/>
          <table:table-cell table:style-name="ce106" table:formula="of:=SUM([.D9:.D27])" office:value-type="float" office:value="0" calcext:value-type="float">
            <text:p>0</text:p>
          </table:table-cell>
          <table:table-cell table:style-name="ce106" table:formula="of:=SUM([.E9:.E27])" office:value-type="float" office:value="0" calcext:value-type="float">
            <text:p>0</text:p>
          </table:table-cell>
          <table:table-cell table:style-name="ce106" table:formula="of:=SUM([.F9:.F27])" office:value-type="float" office:value="0" calcext:value-type="float">
            <text:p>0</text:p>
          </table:table-cell>
          <table:table-cell table:style-name="ce106" table:formula="of:=SUM([.G9:.G27])" office:value-type="float" office:value="0" calcext:value-type="float">
            <text:p>0</text:p>
          </table:table-cell>
          <table:table-cell table:style-name="ce43" table:number-columns-repeated="2"/>
          <table:table-cell table:style-name="ce106" table:formula="of:=SUM([.J9:.J27])" office:value-type="float" office:value="5925" calcext:value-type="float">
            <text:p>5,925</text:p>
          </table:table-cell>
          <table:table-cell table:style-name="ce142" table:formula="of:=SUM([.K9:.K27])" office:value-type="float" office:value="-5925" calcext:value-type="float">
            <text:p>-5,925</text:p>
          </table:table-cell>
          <table:table-cell table:style-name="ce46"/>
          <table:table-cell table:style-name="ce47" table:number-columns-repeated="1012"/>
        </table:table-row>
        <table:table-row table:style-name="ro2">
          <table:table-cell table:style-name="ce22" table:number-columns-repeated="12"/>
          <table:table-cell table:number-columns-repeated="1012"/>
        </table:table-row>
        <table:table-row table:style-name="ro2">
          <table:table-cell table:style-name="ce22"/>
          <table:table-cell table:style-name="ce48" table:number-columns-repeated="2"/>
          <table:table-cell table:style-name="ce49" office:value-type="string" calcext:value-type="string">
            <text:p>Saldo al</text:p>
          </table:table-cell>
          <table:table-cell table:style-name="ce50" office:value-type="string" office:string-value="Saldo al" calcext:value-type="string">
            <text:p><text:s/>Saldo al </text:p>
          </table:table-cell>
          <table:table-cell table:style-name="ce22" table:number-columns-repeated="7"/>
          <table:table-cell table:number-columns-repeated="1012"/>
        </table:table-row>
        <table:table-row table:style-name="ro2">
          <table:table-cell table:style-name="ce22"/>
          <table:table-cell table:style-name="ce51" office:value-type="string" calcext:value-type="string">
            <text:p>Nota a los estados financieros:</text:p>
          </table:table-cell>
          <table:table-cell table:style-name="ce51"/>
          <table:table-cell table:style-name="ce52" office:value-type="date" office:date-value="2021-12-31" calcext:value-type="date">
            <text:p>31/12/2021</text:p>
          </table:table-cell>
          <table:table-cell table:style-name="ce53" office:value-type="date" office:date-value="2020-12-31" calcext:value-type="date">
            <text:p>31/12/2020</text:p>
          </table:table-cell>
          <table:table-cell table:style-name="ce22" table:number-columns-repeated="7"/>
          <table:table-cell table:number-columns-repeated="1012"/>
        </table:table-row>
        <table:table-row table:style-name="ro2">
          <table:table-cell table:style-name="ce22"/>
          <table:table-cell table:style-name="ce54" table:number-columns-repeated="2"/>
          <table:table-cell table:style-name="ce109" table:number-columns-repeated="2"/>
          <table:table-cell table:style-name="ce22" table:number-columns-repeated="7"/>
          <table:table-cell table:number-columns-repeated="1012"/>
        </table:table-row>
        <table:table-row table:style-name="ro2">
          <table:table-cell table:style-name="ce22"/>
          <table:table-cell table:style-name="ce57" office:value-type="string" calcext:value-type="string">
            <text:p>Prestamos del I.E.S.S</text:p>
          </table:table-cell>
          <table:table-cell table:style-name="ce57"/>
          <table:table-cell table:style-name="ce110" table:formula="of:=SUM([.G10:.G13])" office:value-type="float" office:value="0" calcext:value-type="float">
            <text:p>0</text:p>
          </table:table-cell>
          <table:table-cell table:style-name="ce110" table:formula="of:=SUM([.J10:.J13])" office:value-type="float" office:value="0" calcext:value-type="float">
            <text:p>0</text:p>
          </table:table-cell>
          <table:table-cell table:style-name="ce22" table:number-columns-repeated="7"/>
          <table:table-cell table:number-columns-repeated="1012"/>
        </table:table-row>
        <table:table-row table:style-name="ro2">
          <table:table-cell table:style-name="ce22"/>
          <table:table-cell table:style-name="ce57" office:value-type="string" calcext:value-type="string">
            <text:p>Retenciones en la Fuente</text:p>
          </table:table-cell>
          <table:table-cell table:style-name="ce57"/>
          <table:table-cell table:style-name="ce110" table:formula="of:=SUM([.G14:.G22])" office:value-type="float" office:value="0" calcext:value-type="float">
            <text:p>0</text:p>
          </table:table-cell>
          <table:table-cell table:style-name="ce110" table:formula="of:=SUM([.J14:.J22])" office:value-type="float" office:value="1658" calcext:value-type="float">
            <text:p>1,658</text:p>
          </table:table-cell>
          <table:table-cell table:style-name="ce22" table:number-columns-repeated="7"/>
          <table:table-cell table:number-columns-repeated="1012"/>
        </table:table-row>
        <table:table-row table:style-name="ro2">
          <table:table-cell table:style-name="ce22"/>
          <table:table-cell table:style-name="ce57" office:value-type="string" calcext:value-type="string">
            <text:p>Retenciones del Impuesto al Valor Agregado</text:p>
          </table:table-cell>
          <table:table-cell table:style-name="ce57"/>
          <table:table-cell table:style-name="ce110" table:formula="of:=SUM([.G23:.G27])" office:value-type="float" office:value="0" calcext:value-type="float">
            <text:p>0</text:p>
          </table:table-cell>
          <table:table-cell table:style-name="ce110" table:formula="of:=SUM([.J23:.J27])" office:value-type="float" office:value="4267" calcext:value-type="float">
            <text:p>4,267</text:p>
          </table:table-cell>
          <table:table-cell table:style-name="ce22" table:number-columns-repeated="7"/>
          <table:table-cell table:number-columns-repeated="1012"/>
        </table:table-row>
        <table:table-row table:style-name="ro2">
          <table:table-cell table:style-name="ce22"/>
          <table:table-cell table:style-name="ce57" table:number-columns-repeated="2"/>
          <table:table-cell table:style-name="ce111" table:number-columns-repeated="2"/>
          <table:table-cell table:style-name="ce22" table:number-columns-repeated="7"/>
          <table:table-cell table:number-columns-repeated="1012"/>
        </table:table-row>
        <table:table-row table:style-name="ro2">
          <table:table-cell table:style-name="ce22"/>
          <table:table-cell table:style-name="ce60" office:value-type="string" calcext:value-type="string">
            <text:p>Total</text:p>
          </table:table-cell>
          <table:table-cell table:style-name="ce61"/>
          <table:table-cell table:style-name="ce106" table:formula="of:=+SUM([.D33:.D36])" office:value-type="float" office:value="0" calcext:value-type="float">
            <text:p>0</text:p>
          </table:table-cell>
          <table:table-cell table:style-name="ce106" table:formula="of:=+SUM([.E33:.E36])" office:value-type="float" office:value="5925" calcext:value-type="float">
            <text:p>5,925</text:p>
          </table:table-cell>
          <table:table-cell table:style-name="ce22" table:number-columns-repeated="7"/>
          <table:table-cell table:number-columns-repeated="1012"/>
        </table:table-row>
        <table:table-row table:style-name="ro2">
          <table:table-cell table:style-name="ce22" table:number-columns-repeated="12"/>
          <table:table-cell table:number-columns-repeated="1012"/>
        </table:table-row>
        <table:table-row table:style-name="ro2">
          <table:table-cell table:style-name="ce63" office:value-type="string" calcext:value-type="string">
            <text:p>Fuente:</text:p>
          </table:table-cell>
          <table:table-cell table:style-name="ce64" table:number-columns-repeated="9"/>
          <table:table-cell table:style-name="ce65"/>
          <table:table-cell table:style-name="ce22"/>
          <table:table-cell table:number-columns-repeated="1012"/>
        </table:table-row>
        <table:table-row table:style-name="ro2">
          <table:table-cell table:style-name="ce66" office:value-type="string" calcext:value-type="string">
            <text:p>Estados Financieros de la compañía proporcionado por el cliente y mayores generales, para el año corriente</text:p>
          </table:table-cell>
          <table:table-cell table:style-name="ce22" table:number-columns-repeated="9"/>
          <table:table-cell table:style-name="ce67"/>
          <table:table-cell table:style-name="ce22"/>
          <table:table-cell table:number-columns-repeated="1012"/>
        </table:table-row>
        <table:table-row table:style-name="ro2">
          <table:table-cell table:style-name="ce66" office:value-type="string" calcext:value-type="string">
            <text:p>Nuestros papeles de trabajo y balance de comprobación del 2020 para el año anterior.</text:p>
          </table:table-cell>
          <table:table-cell table:style-name="ce22" table:number-columns-repeated="9"/>
          <table:table-cell table:style-name="ce67"/>
          <table:table-cell table:style-name="ce22"/>
          <table:table-cell table:number-columns-repeated="1012"/>
        </table:table-row>
        <table:table-row table:style-name="ro2">
          <table:table-cell table:style-name="ce66"/>
          <table:table-cell table:style-name="ce22" table:number-columns-repeated="9"/>
          <table:table-cell table:style-name="ce67"/>
          <table:table-cell table:style-name="ce22"/>
          <table:table-cell table:number-columns-repeated="1012"/>
        </table:table-row>
        <table:table-row table:style-name="ro2">
          <table:table-cell table:style-name="ce68" office:value-type="string" calcext:value-type="string">
            <text:p>Trabajo realizado:</text:p>
          </table:table-cell>
          <table:table-cell table:style-name="ce22" table:number-columns-repeated="9"/>
          <table:table-cell table:style-name="ce67"/>
          <table:table-cell table:style-name="ce22"/>
          <table:table-cell table:number-columns-repeated="1012"/>
        </table:table-row>
        <table:table-row table:style-name="ro2" table:number-rows-repeated="3">
          <table:table-cell table:style-name="ce66"/>
          <table:table-cell table:style-name="ce22" table:number-columns-repeated="9"/>
          <table:table-cell table:style-name="ce67"/>
          <table:table-cell table:style-name="ce22"/>
          <table:table-cell table:number-columns-repeated="1012"/>
        </table:table-row>
        <table:table-row table:style-name="ro2">
          <table:table-cell table:style-name="ce68" office:value-type="string" calcext:value-type="string">
            <text:p>Conclusiones:</text:p>
          </table:table-cell>
          <table:table-cell table:style-name="ce22" table:number-columns-repeated="9"/>
          <table:table-cell table:style-name="ce67"/>
          <table:table-cell table:style-name="ce22"/>
          <table:table-cell table:number-columns-repeated="1012"/>
        </table:table-row>
        <table:table-row table:style-name="ro2" table:number-rows-repeated="3">
          <table:table-cell table:style-name="ce22" table:number-columns-repeated="10"/>
          <table:table-cell table:style-name="ce67"/>
          <table:table-cell table:style-name="ce22"/>
          <table:table-cell table:number-columns-repeated="1012"/>
        </table:table-row>
        <table:table-row table:style-name="ro2" table:number-rows-repeated="4">
          <table:table-cell table:style-name="ce22" table:number-columns-repeated="12"/>
          <table:table-cell table:number-columns-repeated="1012"/>
        </table:table-row>
        <table:table-row table:style-name="ro2" table:number-rows-repeated="1048517">
          <table:table-cell table:number-columns-repeated="1024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date-style style:name="N115">
      <number:day/>
      <number:text>/</number:text>
      <number:month/>
      <number:text>/</number:text>
      <number:year number:style="long"/>
    </number:date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0" loext:min-decimal-places="0" number:min-integer-digits="1"/>
      <number:text> </number:text>
    </number:number-style>
    <number:number-style style:name="N118">
      <number:text>(</number:text>
      <number:number number:decimal-places="0" loext:min-decimal-places="0" number:min-integer-digits="1"/>
      <number:text>)</number:text>
    </number:number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P1" style:volatile="true">
      <number:text>(</number:text>
      <number:number number:decimal-places="0" loext:min-decimal-places="0" number:min-integer-digits="1"/>
      <number:text>)</number:text>
    </number:number-style>
    <number:number-style style:name="N119P2" style:volatile="true"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text>- </number:text>
    </number:number-style>
    <number:number-style style:name="N121P0" style:volatile="true">
      <number:number number:decimal-places="0" loext:min-decimal-places="0" number:min-integer-digits="1"/>
      <number:text> </number:text>
    </number:number-style>
    <number:number-style style:name="N121P1" style:volatile="true">
      <number:text>(</number:text>
      <number:number number:decimal-places="0" loext:min-decimal-places="0" number:min-integer-digits="1"/>
      <number:text>)</number:text>
    </number:number-style>
    <number:number-style style:name="N121P2" style:volatile="true"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0" loext:min-decimal-places="0" number:min-integer-digits="1"/>
      <number:text> </number:text>
    </number:number-style>
    <number:number-style style:name="N122">
      <number:text>(</number:text>
      <number:number number:decimal-places="0" loext:min-decimal-places="0" number:min-integer-digits="1"/>
      <number:text>)</number:text>
      <style:map style:condition="value()&gt;=0" style:apply-style-name="N122P0"/>
    </number:number-style>
    <number:number-style style:name="N123">
      <number:text> </number:text>
      <number:number number:decimal-places="0" loext:min-decimal-places="0" number:min-integer-digits="1"/>
      <number:text> </number:text>
    </number:number-style>
    <number:number-style style:name="N124">
      <number:text>-</number:text>
      <number:number number:decimal-places="0" loext:min-decimal-places="0" number:min-integer-digits="1"/>
      <number:text> </number:text>
    </number:number-style>
    <number:number-style style:name="N125P0" style:volatile="true">
      <number:text> </number:text>
      <number:number number:decimal-places="0" loext:min-decimal-places="0" number:min-integer-digits="1"/>
      <number:text> </number:text>
    </number:number-style>
    <number:number-style style:name="N125P1" style:volatile="true">
      <number:text>-</number:text>
      <number:number number:decimal-places="0" loext:min-decimal-places="0" number:min-integer-digits="1"/>
      <number:text> </number:text>
    </number:number-style>
    <number:number-style style:name="N125P2" style:volatile="true">
      <number:text>-</number:text>
      <number:number number:decimal-places="0" loext:min-decimal-places="0" number:min-integer-digits="2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0" loext:min-decimal-places="0" number:min-integer-digits="1"/>
      <number:text> </number:text>
    </number:number-style>
    <number:number-style style:name="N126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26P0"/>
    </number:number-style>
    <number:number-style style:name="N127">
      <number:text> (</number:text>
      <number:number number:decimal-places="2" loext:min-decimal-places="2" number:min-integer-digits="1" number:grouping="true"/>
      <number:text>)</number:text>
    </number:number-style>
    <number:number-style style:name="N128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number:text>-</number:text>
      <number:number number:decimal-places="0" loext:min-decimal-places="0" number:min-integer-digits="2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number number:decimal-places="2" loext:min-decimal-places="2" number:min-integer-digits="1" number:grouping="true"/>
    </number:number-style>
    <number:number-style style:name="N129">
      <style:text-properties fo:color="#ff0000"/>
      <number:number number:decimal-places="2" loext:min-decimal-places="2" number:min-integer-digits="1" number:grouping="true"/>
      <style:map style:condition="value()&gt;=0" style:apply-style-name="N129P0"/>
    </number:number-style>
    <number:date-style style:name="N130">
      <number:day/>
      <number:text> de </number:text>
      <number:month number:textual="true"/>
      <number:text> de </number:text>
      <number:year/>
    </number:date-style>
    <number:number-style style:name="N131P0" style:volatile="true">
      <number:number number:decimal-places="0" loext:min-decimal-places="0" number:min-integer-digits="1" number:grouping="true"/>
    </number:number-style>
    <number:number-style style:name="N131">
      <number:text>-</number:text>
      <number:number number:decimal-places="0" loext:min-decimal-places="0" number:min-integer-digits="1" number:grouping="true"/>
      <style:map style:condition="value()&gt;=0" style:apply-style-name="N131P0"/>
    </number:number-style>
    <number:currency-style style:name="N132">
      <number:currency-symbol>$</number:currency-symbol>
      <number:number number:decimal-places="0" loext:min-decimal-places="0" number:min-integer-digits="1" number:grouping="true"/>
    </number:currency-style>
    <number:number-style style:name="N133P0" style:volatile="true">
      <number:number number:decimal-places="0" loext:min-decimal-places="0" number:min-integer-digits="1"/>
    </number:number-style>
    <number:number-style style:name="N133">
      <style:text-properties fo:color="#ff0000"/>
      <number:number number:decimal-places="0" loext:min-decimal-places="0" number:min-integer-digits="1"/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number:text>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6P0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47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number number:decimal-places="0" loext:min-decimal-places="0" number:min-integer-digits="1" number:grouping="true"/>
      <number:text> </number:text>
    </number:number-style>
    <number:number-style style:name="N149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49P0"/>
    </number:number-style>
    <number:number-style style:name="N150P0" style:volatile="true">
      <number:number number:decimal-places="2" loext:min-decimal-places="2" number:min-integer-digits="1" number:grouping="true"/>
      <number:text> </number:text>
    </number:number-style>
    <number:number-style style:name="N150">
      <number:text>-</number:text>
      <number:number number:decimal-places="2" loext:min-decimal-places="2" number:min-integer-digits="1" number:grouping="true"/>
      <number:text> </number:text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51P0"/>
    </number:number-style>
    <number:number-style style:name="N154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4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5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number:number number:decimal-places="0" loext:min-decimal-places="0" number:min-integer-digits="1" number:grouping="true"/>
      <number:text> </number:text>
    </number:number-style>
    <number:number-style style:name="N155">
      <number:text>-</number:text>
      <number:number number:decimal-places="0" loext:min-decimal-places="0" number:min-integer-digits="1" number:grouping="true"/>
      <number:text> </number:text>
      <style:map style:condition="value()&gt;=0" style:apply-style-name="N155P0"/>
    </number:number-style>
    <number:number-style style:name="N156P0" style:volatile="true">
      <number:number number:decimal-places="2" loext:min-decimal-places="2" number:min-integer-digits="1" number:grouping="true"/>
      <number:text> </number:text>
    </number:number-style>
    <number:number-style style:name="N156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56P0"/>
    </number:number-style>
    <number:number-style style:name="N157">
      <number:text>$</number:text>
      <number:number number:decimal-places="0" loext:min-decimal-places="0" number:min-integer-digits="1" number:grouping="true"/>
    </number:number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percentage-style style:name="N161">
      <number:number number:decimal-places="3" loext:min-decimal-places="3" number:min-integer-digits="1"/>
      <number:text>%</number:text>
    </number:percentage-style>
    <number:number-style style:name="N16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3P0"/>
    </number:number-style>
    <number:date-style style:name="N16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64">
      <number:text-content/>
      <style:map style:condition="value()&lt;=1.79769313486232E+308" style:apply-style-name="N164P0"/>
    </number:text-style>
    <number:date-style style:name="N165">
      <number:day number:style="long"/>
      <number:text>-</number:text>
      <number:month number:textual="true"/>
      <number:text>-</number:text>
      <number:year number:style="long"/>
    </number:date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number:text>-</number:text>
      <number:number number:decimal-places="2" loext:min-decimal-places="2" number:min-integer-digits="1" number:grouping="true"/>
      <style:map style:condition="value()&gt;=0" style:apply-style-name="N166P0"/>
    </number:number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percentage-style style:name="N173">
      <number:number number:decimal-places="1" loext:min-decimal-places="1" number:min-integer-digits="1"/>
      <number:text>%</number:text>
    </number:percentage-style>
    <number:number-style style:name="N17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5P1" style:volatile="true">
      <loext:text>(</loext:text>
      <loext:fill-character> </loext:fill-character>
      <number:number number:decimal-places="0" loext:min-decimal-places="0" number:min-integer-digits="1" number:grouping="true"/>
      <number:text>)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7P1" style:volatile="true">
      <loext:text>(</loext:text>
      <loext:fill-character> </loext:fill-character>
      <number:number number:decimal-places="0" loext:min-decimal-places="0" number:min-integer-digits="1" number:grouping="true"/>
      <number:text>)</number:text>
    </number:number-style>
    <number:number-style style:name="N177P2" style:volatile="true">
      <loext:text> </loext:text>
      <loext:fill-character> </loext:fill-character>
      <number:text>-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text>$</number:text>
      <number:number number:decimal-places="0" loext:min-decimal-places="0" number:min-integer-digits="1" number:grouping="true"/>
    </number:number-style>
    <number:number-style style:name="N185">
      <style:text-properties fo:color="#ff0000"/>
      <number:text>$-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 number:grouping="true"/>
      <number:text> </number:text>
    </number:number-style>
    <number:number-style style:name="N18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86P0"/>
    </number:number-style>
    <number:number-style style:name="N18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88">
      <number:text>-$</number:text>
      <number:number number:decimal-places="2" loext:min-decimal-places="2" number:min-integer-digits="1" number:grouping="true"/>
      <style:map style:condition="value()&gt;=0" style:apply-style-name="N188P0"/>
    </number:number-style>
    <number:number-style style:name="N190P0" style:volatile="true">
      <number:text>$</number:text>
      <number:number number:decimal-places="2" loext:min-decimal-places="2" number:min-integer-digits="1" number:grouping="true"/>
    </number:number-style>
    <number:number-style style:name="N190">
      <number:text>-$</number:text>
      <number:number number:decimal-places="2" loext:min-decimal-places="2" number:min-integer-digits="1" number:grouping="true"/>
      <style:map style:condition="value()&gt;=0" style:apply-style-name="N190P0"/>
    </number:number-style>
    <number:number-style style:name="N191">
      <number:number number:decimal-places="1" loext:min-decimal-places="1" number:min-integer-digits="1" number:grouping="true"/>
    </number:number-style>
    <number:currency-style style:name="N192P0" style:volatile="true">
      <number:text>$ </number:text>
      <number:number number:decimal-places="0" loext:min-decimal-places="0" number:min-integer-digits="1" number:grouping="true"/>
      <number:text> </number:text>
    </number:currency-style>
    <number:currency-style style:name="N192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92P0"/>
    </number:currency-style>
    <number:currency-style style:name="N193P0" style:volatile="true">
      <number:text>$ </number:text>
      <number:number number:decimal-places="0" loext:min-decimal-places="0" number:min-integer-digits="1" number:grouping="true"/>
      <number:text> </number:text>
    </number:currency-style>
    <number:currency-style style:name="N193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93P0"/>
    </number:currency-style>
    <number:currency-style style:name="N194P0" style:volatile="true">
      <number:text>$ </number:text>
      <number:number number:decimal-places="2" loext:min-decimal-places="2" number:min-integer-digits="1" number:grouping="true"/>
      <number:text> </number:text>
    </number:currency-style>
    <number:currency-style style:name="N194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94P0"/>
    </number:currency-style>
    <number:currency-style style:name="N195P0" style:volatile="true">
      <number:text>$ </number:text>
      <number:number number:decimal-places="2" loext:min-decimal-places="2" number:min-integer-digits="1" number:grouping="true"/>
      <number:text> </number:text>
    </number:currency-style>
    <number:currency-style style:name="N195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95P0"/>
    </number:currency-style>
    <number:date-style style:name="N196">
      <number:day number:style="long"/>
      <number:text>-</number:text>
      <number:month number:textual="true"/>
    </number:date-style>
    <number:date-style style:name="N197">
      <number:month number:textual="true"/>
      <number:text>-</number:text>
      <number:year/>
    </number:date-style>
    <number:time-style style:name="N198">
      <number:hours/>
      <number:text>:</number:text>
      <number:minutes number:style="long"/>
      <number:text> </number:text>
      <number:am-pm/>
    </number:time-style>
    <number:time-style style:name="N19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0">
      <number:hours/>
      <number:text>:</number:text>
      <number:minutes number:style="long"/>
    </number:time-style>
    <number:time-style style:name="N201">
      <number:hours/>
      <number:text>:</number:text>
      <number:minutes number:style="long"/>
      <number:text>:</number:text>
      <number:seconds number:style="long"/>
    </number:time-style>
    <number:date-style style:name="N202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3P0" style:volatile="true">
      <number:number number:decimal-places="0" loext:min-decimal-places="0" number:min-integer-digits="1" number:grouping="true"/>
      <number:text> </number:text>
    </number:number-style>
    <number:number-style style:name="N203">
      <number:text>(</number:text>
      <number:number number:decimal-places="0" loext:min-decimal-places="0" number:min-integer-digits="1" number:grouping="true"/>
      <number:text>)</number:text>
      <style:map style:condition="value()&gt;=0" style:apply-style-name="N203P0"/>
    </number:number-style>
    <number:number-style style:name="N204P0" style:volatile="true">
      <number:number number:decimal-places="0" loext:min-decimal-places="0" number:min-integer-digits="1" number:grouping="true"/>
      <number:text> </number:text>
    </number:number-style>
    <number:number-style style:name="N20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04P0"/>
    </number:number-style>
    <number:number-style style:name="N205P0" style:volatile="true">
      <number:number number:decimal-places="2" loext:min-decimal-places="2" number:min-integer-digits="1" number:grouping="true"/>
      <number:text> </number:text>
    </number:number-style>
    <number:number-style style:name="N205">
      <number:text>(</number:text>
      <number:number number:decimal-places="2" loext:min-decimal-places="2" number:min-integer-digits="1" number:grouping="true"/>
      <number:text>)</number:text>
      <style:map style:condition="value()&gt;=0" style:apply-style-name="N205P0"/>
    </number:number-style>
    <number:number-style style:name="N206P0" style:volatile="true">
      <number:number number:decimal-places="2" loext:min-decimal-places="2" number:min-integer-digits="1" number:grouping="true"/>
      <number:text> </number:text>
    </number:number-style>
    <number:number-style style:name="N20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06P0"/>
    </number:number-style>
    <number:number-style style:name="N20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07P2" style:volatile="true">
      <loext:text> </loext:text>
      <loext:fill-character> </loext:fill-character>
      <number:text>- </number:text>
    </number:number-style>
    <number:text-style style:name="N207">
      <number:text> </number:text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currency-style style:name="N208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208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208P2" style:volatile="true">
      <loext:text> $ </loext:text>
      <loext:fill-character> </loext:fill-character>
      <number:text>- </number:text>
    </number:currency-style>
    <number:text-style style:name="N208">
      <number:text> </number:text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0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9">
      <number:text> </number:text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currency-style style:name="N210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10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210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210">
      <number:text> </number:text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time-style style:name="N211">
      <number:minutes number:style="long"/>
      <number:text>:</number:text>
      <number:seconds number:style="long" number:decimal-places="1"/>
    </number:time-style>
    <number:percentage-style style:name="N212">
      <number:number number:decimal-places="2" loext:min-decimal-places="2" number:min-integer-digits="1"/>
      <number:text> %</number:text>
    </number:percentage-style>
    <number:number-style style:name="N21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13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21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13">
      <number:text> </number:text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4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21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14">
      <number:text> </number:text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15P1" style:volatile="true">
      <loext:text> 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21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15">
      <number:text> </number:text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P0" style:volatile="true">
      <number:number number:decimal-places="0" loext:min-decimal-places="0" number:min-integer-digits="1" number:grouping="true"/>
      <number:text> </number:text>
    </number:number-style>
    <number:number-style style:name="N216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216P2" style:volatile="true">
      <number:text>-</number:text>
      <number:number number:decimal-places="0" loext:min-decimal-places="0" number:min-integer-digits="0"/>
      <number:text>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7P0" style:volatile="true">
      <number:number number:decimal-places="0" loext:min-decimal-places="0" number:min-integer-digits="1" number:grouping="true"/>
      <number:text> </number:text>
    </number:number-style>
    <number:number-style style:name="N217">
      <number:text>(</number:text>
      <number:number number:decimal-places="0" loext:min-decimal-places="0" number:min-integer-digits="1" number:grouping="true"/>
      <number:text>)</number:text>
      <style:map style:condition="value()&gt;=0" style:apply-style-name="N217P0"/>
    </number:number-style>
    <number:date-style style:name="N10105P0" style:volatile="true" number:language="es" number:country="ES">
      <number:day number:style="long"/>
      <number:text>-</number:text>
      <number:month number:textual="true"/>
      <number:text>-</number:text>
      <number:year/>
    </number:date-style>
    <number:text-style style:name="N10105" number:language="es" number:country="ES">
      <number:text-content/>
      <style:map style:condition="value()&lt;=1.79769313486232E+308" style:apply-style-name="N10105P0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1">00/00/0000</text:date>, <text:time style:data-style-name="N2" text:time-value="14:24:27.40785594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1-10-21T14:40:34.830665522</dc:date>
    <meta:editing-cycles>8</meta:editing-cycles>
    <meta:editing-duration>PT1H16M11S</meta:editing-duration>
    <meta:document-statistic meta:table-count="1" meta:cell-count="173" meta:object-count="0"/>
  </office:meta>
</office:document-meta>
</file>